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7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1cm" fo:min-width="2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2cm" fo:min-width="1.925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852cm" fo:min-width="2.22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mic Sans MS'" style:font-family-generic="swiss" style:font-pitch="variable" fo:font-size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Comic Sans MS'" style:font-family-generic="swiss" style:font-pitch="variable" fo:font-size="10pt"/>
    </style:style>
    <style:style style:name="T2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4">
          <draw:rect draw:style-name="gr1" draw:text-style-name="P1" draw:layer="layout" svg:width="3.271cm" svg:height="1.897cm" svg:x="5.577cm" svg:y="3.981cm" draw:corner-radius="0.5cm">
            <text:p text:style-name="P2"/>
          </draw:rect>
          <draw:frame draw:style-name="gr2" draw:text-style-name="P3" draw:layer="layout" svg:width="2.202cm" svg:height="1.559cm" svg:x="5.887cm" svg:y="4.078cm">
            <draw:text-box>
              <text:p text:style-name="P2"><text:span text:style-name="T1">module D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2">
          <draw:rect draw:style-name="gr1" draw:text-style-name="P1" draw:layer="layout" svg:width="3.283cm" svg:height="1.762cm" svg:x="5.402cm" svg:y="0.561cm" draw:corner-radius="0.5cm">
            <text:p text:style-name="P2"/>
          </draw:rect>
          <draw:frame draw:style-name="gr3" draw:text-style-name="P3" draw:layer="layout" svg:width="2.843cm" svg:height="1.641cm" svg:x="5.6cm" svg:y="0.658cm">
            <draw:text-box>
              <text:p text:style-name="P2"><text:span text:style-name="T1">module C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3">
          <draw:rect draw:style-name="gr1" draw:text-style-name="P1" draw:layer="layout" svg:width="2.943cm" svg:height="2.42cm" svg:x="0.564cm" svg:y="3.749cm" draw:corner-radius="0.5cm">
            <text:p text:style-name="P2"/>
          </draw:rect>
          <draw:frame draw:style-name="gr4" draw:text-style-name="P3" draw:layer="layout" svg:width="2.425cm" svg:height="2.199cm" svg:x="0.865cm" svg:y="3.961cm">
            <draw:text-box>
              <text:p text:style-name="P2"><text:span text:style-name="T1">module B</text:span></text:p>
              <text:p text:style-name="P2"><text:span text:style-name="T1"><text:s text:c="3"/></text:span><text:span text:style-name="T1">...</text:span></text:p>
              <text:p text:style-name="P2"><text:span text:style-name="T1"><text:s text:c="3"/></text:span><text:span text:style-name="T1">imports D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1">
          <draw:rect draw:style-name="gr5" draw:text-style-name="P4" draw:layer="layout" svg:width="3.306cm" svg:height="2.272cm" svg:x="0.347cm" svg:y="0.313cm" draw:corner-radius="0.5cm">
            <text:p text:style-name="P2"/>
          </draw:rect>
          <draw:frame draw:style-name="gr6" draw:text-style-name="P6" draw:layer="layout" svg:width="2.72cm" svg:height="2.199cm" svg:x="0.652cm" svg:y="0.335cm">
            <draw:text-box>
              <text:p text:style-name="P5"><text:span text:style-name="T2">module A</text:span></text:p>
              <text:p text:style-name="P5"><text:span text:style-name="T2"><text:s text:c="3"/></text:span><text:span text:style-name="T2">...</text:span></text:p>
              <text:p text:style-name="P5"><text:span text:style-name="T2"><text:s text:c="3"/></text:span><text:span text:style-name="T2">imports B C</text:span></text:p>
              <text:p text:style-name="P5"><text:span text:style-name="T2"><text:s text:c="3"/></text:span><text:span text:style-name="T2">...</text:span></text:p>
            </draw:text-box>
          </draw:frame>
        </draw:g>
        <draw:connector draw:style-name="gr7" draw:text-style-name="P1" draw:layer="layout" draw:type="line" svg:x1="3.653cm" svg:y1="1.449cm" svg:x2="5.402cm" svg:y2="1.442cm" draw:start-shape="id1" draw:start-glue-point="1" draw:end-shape="id2" draw:end-glue-point="3">
          <text:p text:style-name="P2"/>
        </draw:connector>
        <draw:connector draw:style-name="gr7" draw:text-style-name="P1" draw:layer="layout" draw:type="line" svg:x1="3.507cm" svg:y1="4.959cm" svg:x2="5.577cm" svg:y2="4.929cm" draw:start-shape="id3" draw:start-glue-point="1" draw:end-shape="id4" draw:end-glue-point="3">
          <text:p text:style-name="P2"/>
        </draw:connector>
        <draw:connector draw:style-name="gr7" draw:text-style-name="P1" draw:layer="layout" draw:type="line" svg:x1="2cm" svg:y1="2.585cm" svg:x2="2.035cm" svg:y2="3.749cm" draw:start-shape="id1" draw:start-glue-point="2" draw:end-shape="id3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9-04T13:17:18</dc:date>
    <dc:language>en-US</dc:language>
    <meta:editing-cycles>5</meta:editing-cycles>
    <meta:editing-duration>PT15M4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